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bb5e" officeooo:paragraph-rsid="001fbb5e"/>
    </style:style>
    <style:style style:name="P2" style:family="paragraph" style:parent-style-name="Standard">
      <style:text-properties officeooo:rsid="001fbb5e" officeooo:paragraph-rsid="002340a1"/>
    </style:style>
    <style:style style:name="P3" style:family="paragraph" style:parent-style-name="Standard">
      <style:text-properties fo:color="#000000" officeooo:rsid="001fbb5e" officeooo:paragraph-rsid="001fbb5e"/>
    </style:style>
    <style:style style:name="P4" style:family="paragraph" style:parent-style-name="Standard">
      <style:text-properties fo:font-weight="bold" officeooo:rsid="001fbb5e" officeooo:paragraph-rsid="001fbb5e" style:font-weight-asian="bold" style:font-weight-complex="bold"/>
    </style:style>
    <style:style style:name="P5" style:family="paragraph" style:parent-style-name="Standard">
      <style:text-properties fo:font-weight="bold" officeooo:rsid="001fbb5e" officeooo:paragraph-rsid="002340a1" style:font-weight-asian="bold" style:font-weight-complex="bold"/>
    </style:style>
    <style:style style:name="P6" style:family="paragraph" style:parent-style-name="Standard">
      <style:text-properties officeooo:rsid="0014250b" officeooo:paragraph-rsid="0023e7bf"/>
    </style:style>
    <style:style style:name="P7" style:family="paragraph" style:parent-style-name="Standard">
      <style:text-properties officeooo:rsid="0024f0ea" officeooo:paragraph-rsid="0024f0ea"/>
    </style:style>
    <style:style style:name="P8" style:family="paragraph" style:parent-style-name="Standard">
      <style:text-properties fo:color="#003d73" officeooo:rsid="001fbb5e" officeooo:paragraph-rsid="001fbb5e"/>
    </style:style>
    <style:style style:name="P9" style:family="paragraph" style:parent-style-name="Standard">
      <style:text-properties fo:color="#003d73" officeooo:rsid="0024f0ea" officeooo:paragraph-rsid="0024f0ea"/>
    </style:style>
    <style:style style:name="P10" style:family="paragraph" style:parent-style-name="Standard">
      <style:text-properties officeooo:rsid="001fbb5e" officeooo:paragraph-rsid="002ad41a"/>
    </style:style>
    <style:style style:name="P11" style:family="paragraph" style:parent-style-name="Standard">
      <style:text-properties officeooo:rsid="00253944" officeooo:paragraph-rsid="002ad41a"/>
    </style:style>
    <style:style style:name="P12" style:family="paragraph" style:parent-style-name="Standard">
      <style:text-properties officeooo:rsid="0014cbf8" officeooo:paragraph-rsid="002ad41a"/>
    </style:style>
    <style:style style:name="P13" style:family="paragraph" style:parent-style-name="Standard">
      <style:text-properties officeooo:rsid="0023e7bf" officeooo:paragraph-rsid="002ad41a"/>
    </style:style>
    <style:style style:name="P14" style:family="paragraph" style:parent-style-name="Standard">
      <style:text-properties officeooo:rsid="0023e7bf" officeooo:paragraph-rsid="0023e7bf"/>
    </style:style>
    <style:style style:name="P15" style:family="paragraph" style:parent-style-name="Standard">
      <style:text-properties officeooo:rsid="0014250b" officeooo:paragraph-rsid="002ad41a"/>
    </style:style>
    <style:style style:name="P16" style:family="paragraph" style:parent-style-name="Standard">
      <style:text-properties officeooo:rsid="002ad41a" officeooo:paragraph-rsid="002ad41a"/>
    </style:style>
    <style:style style:name="T1" style:family="text">
      <style:text-properties officeooo:rsid="002340a1"/>
    </style:style>
    <style:style style:name="T2" style:family="text">
      <style:text-properties officeooo:rsid="0023e7bf"/>
    </style:style>
    <style:style style:name="T3" style:family="text">
      <style:text-properties officeooo:rsid="0017b940"/>
    </style:style>
    <style:style style:name="T4" style:family="text">
      <style:text-properties officeooo:rsid="0023fff7"/>
    </style:style>
    <style:style style:name="T5" style:family="text">
      <style:text-properties officeooo:rsid="00253944"/>
    </style:style>
    <style:style style:name="T6" style:family="text">
      <style:text-properties officeooo:rsid="0026fa9b"/>
    </style:style>
    <style:style style:name="T7" style:family="text">
      <style:text-properties officeooo:rsid="002ad41a"/>
    </style:style>
    <style:style style:name="T8" style:family="text">
      <style:text-properties fo:color="#000000" officeooo:rsid="002ad41a"/>
    </style:style>
    <style:style style:name="T9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all Dependences:</text:p>
      <text:p text:style-name="P8">python3</text:p>
      <text:p text:style-name="P8">tensorflow 1.4.1+</text:p>
      <text:p text:style-name="P8">opencv3, protobuf, python3-tk</text:p>
      <text:p text:style-name="P8">slidingwindow </text:p>
      <text:p text:style-name="P8">Cython</text:p>
      <text:p text:style-name="P3"><text:span text:style-name="T7">$ </text:span>pip3 install tensorflow</text:p>
      <text:p text:style-name="P10"><text:span text:style-name="T8">$ </text:span>pip3 install opencv-python</text:p>
      <text:p text:style-name="P10"><text:span text:style-name="T8">$ </text:span>sudo apt install protobuf-compiler</text:p>
      <text:p text:style-name="P10"><text:span text:style-name="T8">$ </text:span>sudo apt-get install python3-tk</text:p>
      <text:p text:style-name="P10"><text:span text:style-name="T8">$ </text:span>pip3 install Cython</text:p>
      <text:p text:style-name="P1"/>
      <text:p text:style-name="P7">for NUC</text:p>
      <text:p text:style-name="P11"><text:span text:style-name="T8">$ </text:span>[pip3 install &lt; package&gt; (==&lt;version&gt;) --user]</text:p>
      <text:p text:style-name="P9">ERROR: tf-pose 0.1.1 requires dill==0.2.7.1, which is not installed<text:span text:style-name="T5">(must equal)</text:span>.</text:p>
      <text:p text:style-name="P9">ERROR: scikit-image 0.15.0 has requirement pillow&gt;=4.3.0, but you'll have pillow 3.1.2 which is incompatible.</text:p>
      <text:p text:style-name="P9">ERROR: scikit-image 0.15.0 requires PyWavelets&gt;=0.4.0, which is not installed.</text:p>
      <text:p text:style-name="P9">ERROR: tf-pose 0.1.1 requires argparse&gt;=1.1, which is not installed.</text:p>
      <text:p text:style-name="P9">ERROR: tf-pose 0.1.1 requires fire&gt;=0.1.3, which is not installed.</text:p>
      <text:p text:style-name="P9">ERROR: scikit-image 0.15.0 requires imageio&gt;=2.0.1, which is not installed.</text:p>
      <text:p text:style-name="P9">ERROR: scikit-image 0.15.0 requires networkx&gt;=2.0, which is not installed.</text:p>
      <text:p text:style-name="P1"/>
      <text:p text:style-name="P5">Install PoseDetect:</text:p>
      <text:p text:style-name="P10"><text:span text:style-name="T8">$ </text:span>git clone <text:a xlink:type="simple" xlink:href="https://www.github.com/GuoyaoShen/tf-pose-estimation" text:style-name="Internet_20_link" text:visited-style-name="Visited_20_Internet_20_Link">https://www.github.com/</text:a><text:a xlink:type="simple" xlink:href="https://www.github.com/GuoyaoShen/tf-pose-estimation" text:style-name="Internet_20_link" text:visited-style-name="Visited_20_Internet_20_Link"><text:span text:style-name="T1">GuoyaoShen</text:span></text:a><text:a xlink:type="simple" xlink:href="https://www.github.com/GuoyaoShen/tf-pose-estimation" text:style-name="Internet_20_link" text:visited-style-name="Visited_20_Internet_20_Link">/tf-pose-estimation</text:a> <text:span text:style-name="T1">pose-estimation-nuc</text:span></text:p>
      <text:p text:style-name="P10"><text:span text:style-name="T8">$ </text:span>cd pose-estimation-<text:span text:style-name="T1">nuc</text:span></text:p>
      <text:p text:style-name="P10"><text:span text:style-name="T8">$ </text:span>sudo python3 setup.py install</text:p>
      <text:p text:style-name="P2"/>
      <text:p text:style-name="P14"><text:span text:style-name="T9">Run Webcam:</text:span></text:p>
      <text:p text:style-name="P12"><text:span text:style-name="T8">$ </text:span>cd ~/pose-estimation-<text:span text:style-name="T2">nuc</text:span></text:p>
      <text:p text:style-name="P15"><text:span text:style-name="T8">$ </text:span>python3 run_webcam.py --model=mobilenet_v2_<text:span text:style-name="T4">small</text:span> --resize=320x176 –camera=<text:span text:style-name="T3">0</text:span></text:p>
      <text:p text:style-name="P15"><text:span text:style-name="T8">$ </text:span>python3 run_<text:span text:style-name="T6">rgbd</text:span>.py --model=mobilenet_v2_<text:span text:style-name="T4">small</text:span> --resize=320x176 –camera=<text:span text:style-name="T3">0</text:span></text:p>
      <text:p text:style-name="P15"/>
      <text:p text:style-name="P16">--model: mobilenet_v2_small, mobilenet_v2_large, mobilenet_thin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9:31:01.984548980</meta:creation-date>
    <dc:date>2019-08-03T12:15:40.773493508</dc:date>
    <meta:editing-duration>PT1H13M41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152" meta:character-count="1251" meta:non-whitespace-character-count="1133"/>
  </office:meta>
</office:document-meta>
</file>